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paragraph-properties fo:text-align="end" style:justify-single-word="false"/>
      <style:text-properties officeooo:rsid="0081e27d" officeooo:paragraph-rsid="016d253d"/>
    </style:style>
    <style:style style:name="P3" style:family="paragraph" style:parent-style-name="Text_20_body">
      <style:paragraph-properties fo:text-align="end" style:justify-single-word="false"/>
      <style:text-properties officeooo:rsid="007f3ea1" officeooo:paragraph-rsid="016d253d"/>
    </style:style>
    <style:style style:name="P4" style:family="paragraph" style:parent-style-name="Text_20_body">
      <style:text-properties fo:font-weight="bold" officeooo:paragraph-rsid="016d253d" style:font-weight-asian="bold" style:font-weight-complex="bold"/>
    </style:style>
    <style:style style:name="P5" style:family="paragraph" style:parent-style-name="Text_20_body">
      <style:text-properties fo:font-weight="bold" officeooo:rsid="016f8b5e" officeooo:paragraph-rsid="016f8b5e" style:font-weight-asian="bold" style:font-weight-complex="bold"/>
    </style:style>
    <style:style style:name="P6" style:family="paragraph" style:parent-style-name="Text_20_body">
      <style:text-properties fo:font-weight="bold" officeooo:rsid="017402c1" officeooo:paragraph-rsid="017402c1" style:font-weight-asian="bold" style:font-weight-complex="bold"/>
    </style:style>
    <style:style style:name="P7" style:family="paragraph" style:parent-style-name="Text_20_body">
      <style:text-properties fo:font-weight="bold" officeooo:rsid="01763b46" officeooo:paragraph-rsid="01763b46" style:font-weight-asian="bold" style:font-weight-complex="bold"/>
    </style:style>
    <style:style style:name="P8" style:family="paragraph" style:parent-style-name="Text_20_body">
      <style:text-properties fo:font-weight="bold" officeooo:rsid="0176fe1a" officeooo:paragraph-rsid="0176fe1a" style:font-weight-asian="bold" style:font-weight-complex="bold"/>
    </style:style>
    <style:style style:name="P9" style:family="paragraph" style:parent-style-name="Text_20_body">
      <style:text-properties officeooo:rsid="00840b4e" officeooo:paragraph-rsid="016d253d"/>
    </style:style>
    <style:style style:name="P10" style:family="paragraph" style:parent-style-name="Text_20_body">
      <style:text-properties officeooo:rsid="0085f630" officeooo:paragraph-rsid="016d253d"/>
    </style:style>
    <style:style style:name="P11" style:family="paragraph" style:parent-style-name="Text_20_body">
      <style:text-properties officeooo:rsid="007a6a28" officeooo:paragraph-rsid="016d253d"/>
    </style:style>
    <style:style style:name="P12" style:family="paragraph" style:parent-style-name="Text_20_body">
      <style:text-properties officeooo:rsid="007730a7" officeooo:paragraph-rsid="016d253d"/>
    </style:style>
    <style:style style:name="P13" style:family="paragraph" style:parent-style-name="Text_20_body">
      <style:text-properties officeooo:rsid="006ec967" officeooo:paragraph-rsid="016d253d"/>
    </style:style>
    <style:style style:name="P14" style:family="paragraph" style:parent-style-name="Text_20_body">
      <style:text-properties officeooo:rsid="00568acf" officeooo:paragraph-rsid="016d253d"/>
    </style:style>
    <style:style style:name="P15" style:family="paragraph" style:parent-style-name="Text_20_body">
      <style:text-properties officeooo:rsid="00626449" officeooo:paragraph-rsid="016d253d"/>
    </style:style>
    <style:style style:name="P16" style:family="paragraph" style:parent-style-name="Text_20_body">
      <style:text-properties officeooo:paragraph-rsid="016d253d"/>
    </style:style>
    <style:style style:name="P17" style:family="paragraph" style:parent-style-name="Text_20_body">
      <style:paragraph-properties fo:text-align="end" style:justify-single-word="false"/>
      <style:text-properties officeooo:rsid="016ecd4c" officeooo:paragraph-rsid="016ecd4c"/>
    </style:style>
    <style:style style:name="P18" style:family="paragraph" style:parent-style-name="Text_20_body">
      <style:text-properties officeooo:paragraph-rsid="016f8b5e"/>
    </style:style>
    <style:style style:name="P19" style:family="paragraph" style:parent-style-name="Text_20_body">
      <style:text-properties officeooo:rsid="01730a17" officeooo:paragraph-rsid="01730a17"/>
    </style:style>
    <style:style style:name="P20" style:family="paragraph" style:parent-style-name="Text_20_body">
      <style:text-properties officeooo:rsid="017402c1" officeooo:paragraph-rsid="017402c1"/>
    </style:style>
    <style:style style:name="P21" style:family="paragraph" style:parent-style-name="Text_20_body">
      <style:text-properties officeooo:paragraph-rsid="01763b46"/>
    </style:style>
    <style:style style:name="P22" style:family="paragraph" style:parent-style-name="Text_20_body">
      <style:text-properties officeooo:rsid="01801819" officeooo:paragraph-rsid="01801819"/>
    </style:style>
    <style:style style:name="P23" style:family="paragraph" style:parent-style-name="Text_20_body">
      <style:text-properties officeooo:rsid="018bd937" officeooo:paragraph-rsid="018bd937"/>
    </style:style>
    <style:style style:name="P24" style:family="paragraph" style:parent-style-name="Text_20_body">
      <style:text-properties officeooo:rsid="01797ee9" officeooo:paragraph-rsid="01a9d260"/>
    </style:style>
    <style:style style:name="P25" style:family="paragraph" style:parent-style-name="Text_20_body">
      <style:text-properties officeooo:rsid="01a5537d" officeooo:paragraph-rsid="01ad37b2"/>
    </style:style>
    <style:style style:name="P26" style:family="paragraph" style:parent-style-name="Text_20_body">
      <style:text-properties officeooo:rsid="01af02db" officeooo:paragraph-rsid="01af02db"/>
    </style:style>
    <style:style style:name="P27" style:family="paragraph" style:parent-style-name="Text_20_body">
      <style:text-properties officeooo:rsid="01b1630c" officeooo:paragraph-rsid="01b24016"/>
    </style:style>
    <style:style style:name="P28" style:family="paragraph" style:parent-style-name="Title">
      <style:text-properties officeooo:rsid="016d3930" officeooo:paragraph-rsid="016d3930"/>
    </style:style>
    <style:style style:name="P29" style:family="paragraph" style:parent-style-name="Text_20_body" style:list-style-name="L1">
      <style:text-properties officeooo:rsid="00585d78" officeooo:paragraph-rsid="016d253d"/>
    </style:style>
    <style:style style:name="P30" style:family="paragraph" style:parent-style-name="Text_20_body" style:list-style-name="L1">
      <style:text-properties officeooo:rsid="005c7b5a" officeooo:paragraph-rsid="016d253d"/>
    </style:style>
    <style:style style:name="P31" style:family="paragraph" style:parent-style-name="Text_20_body" style:list-style-name="L1">
      <style:text-properties officeooo:rsid="00568acf" officeooo:paragraph-rsid="016d253d"/>
    </style:style>
    <style:style style:name="P32" style:family="paragraph" style:parent-style-name="Text_20_body" style:list-style-name="L1">
      <style:text-properties officeooo:rsid="005b1744" officeooo:paragraph-rsid="016d253d"/>
    </style:style>
    <style:style style:name="P33" style:family="paragraph" style:parent-style-name="Text_20_body" style:list-style-name="L1">
      <style:text-properties officeooo:rsid="005b37b7" officeooo:paragraph-rsid="016d253d"/>
    </style:style>
    <style:style style:name="P34" style:family="paragraph" style:parent-style-name="Text_20_body">
      <style:text-properties officeooo:rsid="01a0a7e2" officeooo:paragraph-rsid="01b76bad"/>
    </style:style>
    <style:style style:name="P35" style:family="paragraph" style:parent-style-name="Text_20_body">
      <style:text-properties officeooo:rsid="0176fe1a" officeooo:paragraph-rsid="01763b46"/>
    </style:style>
    <style:style style:name="T1" style:family="text">
      <style:text-properties officeooo:rsid="008df78f"/>
    </style:style>
    <style:style style:name="T2" style:family="text">
      <style:text-properties officeooo:rsid="008241c7"/>
    </style:style>
    <style:style style:name="T3" style:family="text">
      <style:text-properties officeooo:rsid="0085f630"/>
    </style:style>
    <style:style style:name="T4" style:family="text">
      <style:text-properties officeooo:rsid="0084641b"/>
    </style:style>
    <style:style style:name="T5" style:family="text">
      <style:text-properties officeooo:rsid="00874f71"/>
    </style:style>
    <style:style style:name="T6" style:family="text">
      <style:text-properties officeooo:rsid="008f4dc6"/>
    </style:style>
    <style:style style:name="T7" style:family="text">
      <style:text-properties officeooo:rsid="0088d6ed"/>
    </style:style>
    <style:style style:name="T8" style:family="text">
      <style:text-properties officeooo:rsid="005b37b7"/>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officeooo:rsid="008f4dc6" style:font-style-asian="normal" style:font-style-complex="normal"/>
    </style:style>
    <style:style style:name="T12" style:family="text">
      <style:text-properties fo:font-style="normal" officeooo:rsid="007cc973" style:font-style-asian="normal" style:font-style-complex="normal"/>
    </style:style>
    <style:style style:name="T13" style:family="text">
      <style:text-properties fo:font-style="normal" officeooo:rsid="007ac48d" style:font-style-asian="normal" style:font-style-complex="normal"/>
    </style:style>
    <style:style style:name="T14" style:family="text">
      <style:text-properties fo:font-style="normal" officeooo:rsid="008b2a47" style:font-style-asian="normal" style:font-style-complex="normal"/>
    </style:style>
    <style:style style:name="T15" style:family="text">
      <style:text-properties officeooo:rsid="0077a4e7"/>
    </style:style>
    <style:style style:name="T16" style:family="text">
      <style:text-properties officeooo:rsid="00913de4"/>
    </style:style>
    <style:style style:name="T17" style:family="text">
      <style:text-properties officeooo:rsid="00741b8d"/>
    </style:style>
    <style:style style:name="T18" style:family="text">
      <style:text-properties officeooo:rsid="007480f1"/>
    </style:style>
    <style:style style:name="T19" style:family="text">
      <style:text-properties officeooo:rsid="005b1744"/>
    </style:style>
    <style:style style:name="T20" style:family="text">
      <style:text-properties officeooo:rsid="005dbb6b"/>
    </style:style>
    <style:style style:name="T21" style:family="text">
      <style:text-properties officeooo:rsid="006116bc"/>
    </style:style>
    <style:style style:name="T22" style:family="text">
      <style:text-properties officeooo:rsid="005bead2"/>
    </style:style>
    <style:style style:name="T23" style:family="text">
      <style:text-properties officeooo:rsid="00697223"/>
    </style:style>
    <style:style style:name="T24" style:family="text">
      <style:text-properties officeooo:rsid="0066d2c9"/>
    </style:style>
    <style:style style:name="T25" style:family="text">
      <style:text-properties officeooo:rsid="00632d4d"/>
    </style:style>
    <style:style style:name="T26" style:family="text">
      <style:text-properties fo:font-size="14pt" style:font-size-asian="12.25pt" style:font-size-complex="14pt"/>
    </style:style>
    <style:style style:name="T27" style:family="text">
      <style:text-properties fo:font-weight="bold" style:font-weight-asian="bold" style:font-weight-complex="bold"/>
    </style:style>
    <style:style style:name="T28" style:family="text">
      <style:text-properties fo:font-weight="bold" officeooo:rsid="016f8b5e" style:font-weight-asian="bold" style:font-weight-complex="bold"/>
    </style:style>
    <style:style style:name="T29" style:family="text">
      <style:text-properties officeooo:rsid="017ac440"/>
    </style:style>
    <style:style style:name="T30" style:family="text">
      <style:text-properties officeooo:rsid="0181aca8"/>
    </style:style>
    <style:style style:name="T31" style:family="text">
      <style:text-properties officeooo:rsid="018c586b"/>
    </style:style>
    <style:style style:name="T32" style:family="text">
      <style:text-properties officeooo:rsid="01a115f0"/>
    </style:style>
    <style:style style:name="T33" style:family="text">
      <style:text-properties officeooo:rsid="01a9d260"/>
    </style:style>
    <style:style style:name="T34" style:family="text">
      <style:text-properties officeooo:rsid="01ad37b2"/>
    </style:style>
    <style:style style:name="T35" style:family="text">
      <style:text-properties officeooo:rsid="01b08c36"/>
    </style:style>
    <style:style style:name="T36" style:family="text">
      <style:text-properties officeooo:rsid="01b15d31"/>
    </style:style>
    <style:style style:name="T37" style:family="text">
      <style:text-properties officeooo:rsid="01b24016"/>
    </style:style>
    <style:style style:name="T38" style:family="text">
      <style:text-properties officeooo:rsid="01b370c8"/>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draw:frame draw:style-name="fr1" draw:name="Obraz4" text:anchor-type="paragraph" svg:x="14.944cm" svg:y="-0.289cm" svg:width="2cm" svg:height="1.55cm" draw:z-index="0"><draw:image xlink:href="../../logotypes/1.svg" xlink:type="simple" xlink:show="embed" xlink:actuate="onLoad"/></draw:frame>Questions and Answers<text:line-break/><text:span text:style-name="T26">Topics that reviewers found unclear</text:span></text:p>
      <text:p text:style-name="P2">asked by Thistle <text:span text:style-name="T2">(pseudonym)</text:span></text:p>
      <text:p text:style-name="P3">recorded on 2015-04-10</text:p>
      <text:p text:style-name="P16"/>
      <text:p text:style-name="P4">What control will a user have over wiping of files? Wiping of files is not practical? You mean manual wiping? </text:p>
      <text:p text:style-name="P9">There are two different <text:span text:style-name="T3">functions, regular deletion and permanent deletion</text:span>. One is reversible and other is highly <text:span text:style-name="T4">restricted. Please refer to answer to next question.</text:span></text:p>
      <text:p text:style-name="P10">Practicality is meant here as <text:span text:style-name="T5">both </text:span>performance <text:span text:style-name="T5">and assurance</text:span>. Wiping in general is a synonym to permanent removal but in this context it means a specific implementation, through <text:span text:style-name="T6">overwriting</text:span> of file content. Historically, this is how <text:span text:style-name="T5">it was</text:span> done. <text:span text:style-name="T7">There is at least one major deficiency with this approach, namely performance. Overriding a 4GB file for example, even at hard-disks maximum 120MB/s, still takes 34.1 seconds. And to be really sure, you should do that 35 times (Gutmann method). </text:span></text:p>
      <text:p text:style-name="P16"/>
      <text:p text:style-name="P4">Will there be an option for non-permanent wiping in case a user <text:span text:style-name="T8">accidentally</text:span> wipes a file? What safety measures will be there to prevent <text:span text:style-name="T8">accidental</text:span> complete wiping of content? Or is that a risk users have to take? </text:p>
      <text:p text:style-name="P11">There are two distinct functions. Regular deletion (here called <text:span text:style-name="T9">deletion</text:span><text:span text:style-name="T10">) is an action that can be taken by non-privileged user. Rogue processes would be able to take this action without user interaction. </text:span><text:span text:style-name="T11">Therefore </text:span><text:span text:style-name="T10">this kind of action </text:span><text:span text:style-name="T11">should be </text:span><text:span text:style-name="T10">inspect-able </text:span><text:span text:style-name="T12">and </text:span><text:span text:style-name="T10">undo-able. Browsing history would reveal any deletion and allow for recovery. Permanent deletion (here called </text:span><text:span text:style-name="T9">wiping</text:span><text:span text:style-name="T10">) is a different action that requires root privileges. </text:span><text:span text:style-name="T13">Rogue processes would not be able to </text:span><text:span text:style-name="T14">take this action</text:span><text:span text:style-name="T13">. This kind of action </text:span><text:span text:style-name="T11">could </text:span><text:span text:style-name="T13">also </text:span><text:span text:style-name="T11">be </text:span><text:span text:style-name="T13">inspect-able, </text:span><text:span text:style-name="T11">as </text:span><text:span text:style-name="T13">revision history would reveal that </text:span><text:span text:style-name="T11">some </text:span><text:span text:style-name="T13">wiping has taken place but file content would not be accessible anymore. </text:span></text:p>
      <text:p text:style-name="P16"/>
      <text:p text:style-name="P4">History of changes to files means that all versions of the file remain stored, or at least a history that can be viewed, isn’t that impractical in some cases of <text:span text:style-name="T8">confidential</text:span> files? An option to not save a file history? </text:p>
      <text:p text:style-name="P12">History of changes is a list of snapshots, states saved at some points in time, ordered chronologically. History can be browsed and every snapshot can be inspected for details but also every snapshot can be restored back. <text:span text:style-name="T15">Confidentiality is not compromised because browsing past versions of files requires same level of access as browsing current version. Anyone having access to past history would necessarily need to have access to current file in the first place. When user deletes a file, it will be recoverable as long as it is browsable in history. When user permanently deletes a file (as opposed to regularly deleting), it will not be recoverable even if history mentions that such file existed in the past. Versioning can also be disabled. </text:span></text:p>
      <text:p text:style-name="P16"/>
      <text:p text:style-name="P4">Deleted files are permanently gone, how would that be done? In comparison to saving file history...</text:p>
      <text:p text:style-name="P13">Technically there <text:span text:style-name="T16">are </text:span>two ways of ensuring <text:span text:style-name="T17">data is permanently gone</text:span>, either <text:span text:style-name="T17">through </text:span>overriding data itself or overriding encryption keys that were used to encrypt said data. <text:soft-page-break/>Second approach is much better since keys occupy only few bytes and overriding few bytes takes almost no time. <text:span text:style-name="T18">Versioning is an independent feature. </text:span></text:p>
      <text:p text:style-name="P16"/>
      <text:p text:style-name="P4">Legal questions, may use of the program encounter difficulties with existing laws in some countries? </text:p>
      <text:p text:style-name="P14">Depending on <text:span text:style-name="T19">your country of residence, you may be:</text:span></text:p>
      <text:list xml:id="list5420327117357561370" text:style-name="L1">
        <text:list-item>
          <text:p text:style-name="P29">forbidden from using cryptographic products in general</text:p>
        </text:list-item>
        <text:list-item>
          <text:p text:style-name="P30">required to get license or send notification before import<text:span text:style-name="T20">ing</text:span> (Russia)</text:p>
        </text:list-item>
        <text:list-item>
          <text:p text:style-name="P31">required to disclose cryptographic keys to authorities in advance (Russia)</text:p>
        </text:list-item>
        <text:list-item>
          <text:p text:style-name="P32">asked to decrypt your laptop contents (crossing US border)</text:p>
        </text:list-item>
        <text:list-item>
          <text:p text:style-name="P31">asked if you have any other undisclosed encrypted partitions (crossing US border)</text:p>
        </text:list-item>
        <text:list-item>
          <text:p text:style-name="P33">subpoenaed <text:span text:style-name="T21">to produce </text:span>keys or <text:span text:style-name="T21">de</text:span>crypted data <text:span text:style-name="T21">itself</text:span></text:p>
        </text:list-item>
        <text:list-item>
          <text:p text:style-name="P33">jailed for long time or until your produce encryption keys <text:span text:style-name="T22">(US and UK)</text:span></text:p>
        </text:list-item>
      </text:list>
      <text:p text:style-name="P15">Lesson to learn <text:span text:style-name="T23">here </text:span>is that established law can put you in a position where <text:span text:style-name="T24">technical solutions do not give you an easy and legal way out</text:span>. Consider crossing US border with child pornography on your laptop <text:span text:style-name="T25">(there was a real case). Officer asks you to mount all partitions and then asks if you have any hidden partitions on your laptop. Note that lying to a federal agent is a criminal offense in US. If you mount them all, jail, if you lie, possible jail, if you deny, some other consequences. Plausible deniability feature may let you lie out of it but it will not make it any more legal. </text:span></text:p>
      <text:p text:style-name="P21"/>
      <text:p text:style-name="P17">asked by Steven Balderrama</text:p>
      <text:p text:style-name="P17">recorded on 2015-08-14</text:p>
      <text:p text:style-name="Text_20_body"/>
      <text:p text:style-name="P5">On mission document, page 3, I found top 3 things what lacks today in a filesystem: versioning, secure deletion and disk utilisation. </text:p>
      <text:p text:style-name="P24">There are also other features but <text:span text:style-name="T29">some are so specialized that clearly there will not be many people that will have a use for them. This project aims to deliver a versatile filesystem that will be useful to everybody. </text:span></text:p>
      <text:p text:style-name="P18"/>
      <text:p text:style-name="P19"><text:span text:style-name="T28">B</text:span><text:span text:style-name="T27">ut selective compressioning is great. Some files should not be compressed for performance. </text:span></text:p>
      <text:p text:style-name="P22">Some files are almost impossible to compress, audio video formats are a good example. However neither performance or disk utilisation <text:span text:style-name="T33">necessarily </text:span>have to be negatively impacted <text:span text:style-name="T30">by compression.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hile a hard disk can sustain ~120 MB/s transfer. Therefore processor load should be fractional and not impact user experience. </text:span></text:p>
      <text:p text:style-name="P19"/>
      <text:p text:style-name="P6">And yes, versioning. How many times I have seen this, especially programmers who do not utilize software versioning. I have seen it even at my work now. Version control, is that what you mean? </text:p>
      <text:p text:style-name="P23">There are two features that may be used to revert changes. <text:span text:style-name="T31">Snapshots is a feature that saves state at explicitly chosen points in time, allowing to revert only to specific states that have been recognized in advance. This is the model of how version control software </text:span><text:soft-page-break/><text:span text:style-name="T31">works. Commits are then the equivalent of creating snapshots. So this was the first feature. Continuous versioning is similar but has an important difference. Every change is automatically creating a temporary lightweight snapshot that gets stacked on top of previous changes. At the same time, changes from too far into the past are becoming non-revertible. So in contrast, snapshots are manually created while versioning is automatic, and snapshots are kept forever while versions are only available for some period of time. </text:span></text:p>
      <text:p text:style-name="P20"/>
      <text:p text:style-name="P7">We sorta talked about performance. Since there is compression and encryption, how will that not hinder performance? </text:p>
      <text:p text:style-name="P34">Compare throughput of modern hard disks to throughput of modern processors. Hard disks can sustain ~120 MB/s. Compression like Snappy can handle ~250 MB/s per core easily. Encryption using Salsa20 can handle <text:span text:style-name="T32">~400 MB/s per core. Lightweight hashing using SipHash can handle ~530 MB/s per core. You can see that all of the above can be achieved at a fraction of CPU load, and you can always disable some features to lower the CPU load. Clearly the hard disk is the bottleneck and not the CPU. </text:span></text:p>
      <text:p text:style-name="P35"/>
      <text:p text:style-name="P8">Lastly, you said about having it's own type of recovery. Explain in detail how it will recover or roll back. </text:p>
      <text:p text:style-name="P26">Early filesystems like Fast File System and it's descendant Ext2 depended on running a programmed called <text:span text:style-name="T9">fsck</text:span> that scanned all inodes after an interruption. Later filesystems like Ext3 were using journaling to reapply intended changes. Later filesystems like Btrfs <text:span text:style-name="T36">and Zetabyte FS </text:span>started using copy on write <text:span text:style-name="T35">and checksums</text:span>. <text:span text:style-name="T35">I believe that these two mechanism are a good idea. Intent logs which are basically metadata-only journals may also find their way in. </text:span></text:p>
      <text:p text:style-name="P27">From user's perspective one thing should be noticeable: recovery should happen lazily. Mounting an interrupted filesystem should happen in sub-second time. Files that were open should be <text:span text:style-name="T37">maintained </text:span>either during normal operation or during routine scrubbing, whichever comes first. <text:span text:style-name="T37">There is no need for immediate maintenance of files. </text:span></text:p>
      <text:p text:style-name="P27">This can be achieved by using copy on write, checksums, <text:span text:style-name="T38">and intent logs</text:span>. <text:span text:style-name="T38">When a write operation occurs the data is stored into a newly allocated location and both its address and checksum is stored in the intent log. At mount only intent log need to be processed. New data and it's checksum need to be retained until file gets scrubbed but scrubbing does not need to happen immediately. </text:span></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cm" fo:margin-bottom="0.101cm" style:contextual-spacing="false"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family="Ubuntu" style:font-style-name="Normal" style:font-pitch="variable" style:font-size-asian="10.5pt"/>
    </style:style>
    <style:style style:name="Heading" style:family="paragraph" style:parent-style-name="Standard" style:next-style-name="Text_20_body" style:class="text">
      <style:paragraph-properties fo:margin-top="0cm" fo:margin-bottom="1cm" style: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style:contextual-spacing="false"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style: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left="0.101cm" fo:margin-right="0cm" fo:margin-top="0.6cm" fo:margin-bottom="0.6cm" style: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fo:color="#0066cc" style:font-name="Ubuntu Medium1" fo:font-family="'Ubuntu Medium'" style:font-style-name="Medium" style:font-pitch="variable" fo:font-size="14pt" fo:font-weight="bold" officeooo:rsid="00bb700a" fo:background-color="#e6e6e6"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3cm" fo:margin-bottom="0.3cm" style: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6pt" fo:font-style="normal" fo:font-weight="normal"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style:contextual-spacing="false" fo:text-align="start" style:justify-single-word="false" fo:text-indent="0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4pt" fo:font-style="normal" fo:font-weight="normal" style:font-size-asian="14pt" style:font-weight-asian="normal" style:font-size-complex="14pt" style:font-weight-complex="normal"/>
    </style:style>
    <style:style style:name="Heading_20_4" style:display-name="Heading 4" style:family="paragraph" style:parent-style-name="Standard" style:next-style-name="Text_20_body" style:default-outline-level="4"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contextual-spacing="false"/>
      <style:text-properties style:font-weight-asian="normal"/>
    </style:style>
    <style:style style:name="Addressee" style:family="paragraph" style:parent-style-name="Standard" style:class="extra">
      <style:paragraph-properties fo:margin-top="0cm" fo:margin-bottom="0.106cm" style:contextual-spacing="false"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Subtitle" style:family="paragraph" style:parent-style-name="Heading" style:next-style-name="Text_20_body" style:class="chapter">
      <style:paragraph-properties fo:margin-top="0.4cm" fo:margin-bottom="0.6cm" style:contextual-spacing="false"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style: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8pt" fo:text-shadow="none" fo:font-weight="bold" style:font-size-asian="18pt" style:font-weight-asian="bold" style:font-size-complex="18pt" style:font-weight-complex="bold" style:font-relief="none"/>
    </style:style>
    <style:style style:name="Code_20_Source" style:display-name="Code Source" style:family="paragraph" style:parent-style-name="Text_20_body" style:list-style-name="Numérotation_20_Code" style:class="text" style:master-page-name="">
      <style:paragraph-properties fo:margin-left="0cm" fo:margin-right="0cm" fo:margin-top="0cm" fo:margin-bottom="0cm" style:contextual-spacing="false" fo:text-align="start" style:justify-single-word="false" fo:keep-together="auto" style:register-true="false" fo:text-indent="0cm" style:auto-text-indent="false" style:page-number="auto" fo:background-color="#e6e6ff" fo:padding="0.9cm" fo:border-left="0.99pt solid #808080" fo:border-right="none" fo:border-top="none" fo:border-bottom="none" style:shadow="none" fo:keep-with-next="auto" text:number-lines="true" text:line-number="0">
        <style:tab-stops/>
        <style:background-image/>
      </style:paragraph-properties>
      <style:text-properties fo:color="#000000" style:font-name="Ubuntu Mono" fo:font-family="'Ubuntu Mono'" style:font-style-name="Normal" style:font-pitch="fixed" style:font-size-asian="10.5pt"/>
    </style:style>
    <style:style style:name="Console" style:family="paragraph" style:parent-style-name="Text_20_body" style:default-outline-level="" style:list-style-name=""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1"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5-09-04T13:55:26.683163945">2015-09-04</text:date></text:span><text:span text:style-name="MT1"><text:tab/>Page </text:span><text:span text:style-name="MT1"><text:page-number text:select-page="current">1</text:page-number></text:span><text:span text:style-name="MT1"> of </text:span><text:span text:style-name="MT1"><text:page-count>3</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9T21:00:04.974547687</meta:creation-date>
    <meta:editing-duration>PT5H25M50S</meta:editing-duration>
    <meta:editing-cycles>73</meta:editing-cycles>
    <meta:generator>LibreOffice/4.2.8.2$Linux_X86_64 LibreOffice_project/420m0$Build-2</meta:generator>
    <dc:date>2015-09-04T13:55:26.484714430</dc:date>
    <meta:document-statistic meta:table-count="0" meta:image-count="1" meta:object-count="0" meta:page-count="3" meta:paragraph-count="37" meta:word-count="1376" meta:character-count="8350" meta:non-whitespace-character-count="6996"/>
  </office:meta>
</office:document-meta>
</file>